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d871" officeooo:paragraph-rsid="000dd8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This is a simple calculator code*/</text:p>
      <text:p text:style-name="P1">public class Calculator{</text:p>
      <text:p text:style-name="P1"><text:tab/>public Calculator(){</text:p>
      <text:p text:style-name="P1"><text:s text:c="2"/>}</text:p>
      <text:p text:style-name="P1"><text:s/></text:p>
      <text:p text:style-name="P1">public int add(int a, int b){</text:p>
      <text:p text:style-name="P1"><text:tab/>int sum = (a+b);</text:p>
      <text:p text:style-name="P1"><text:s text:c="2"/>return sum;</text:p>
      <text:p text:style-name="P1">}</text:p>
      <text:p text:style-name="P1"/>
      <text:p text:style-name="P1">public int subtract (int x, int y) {</text:p>
      <text:p text:style-name="P1"><text:tab/>int subtraction= x-y;</text:p>
      <text:p text:style-name="P1"><text:s text:c="2"/>return subtraction;</text:p>
      <text:p text:style-name="P1">}</text:p>
      <text:p text:style-name="P1"/>
      <text:p text:style-name="P1">public int multiply (int c, int d){</text:p>
      <text:p text:style-name="P1"><text:s/>int multiple=c*d;</text:p>
      <text:p text:style-name="P1"><text:tab/>return multiple;</text:p>
      <text:p text:style-name="P1">}</text:p>
      <text:p text:style-name="P1"/>
      <text:p text:style-name="P1">public int divide (int a, int b){</text:p>
      <text:p text:style-name="P1"><text:tab/>if (b==0) {</text:p>
      <text:p text:style-name="P1"><text:s text:c="2"/>System.out.println("Error! Dividing by zero is not allowed");</text:p>
      <text:p text:style-name="P1"><text:s text:c="4"/>return 0;</text:p>
      <text:p text:style-name="P1"><text:s text:c="2"/>} else{</text:p>
      <text:p text:style-name="P1"><text:s text:c="2"/>int division = a/b;</text:p>
      <text:p text:style-name="P1"><text:s text:c="2"/>return division;</text:p>
      <text:p text:style-name="P1"><text:s text:c="2"/>}</text:p>
      <text:p text:style-name="P1">}</text:p>
      <text:p text:style-name="P1"><text:s/>public int modulo (int a, int b){</text:p>
      <text:p text:style-name="P1"><text:s/>if (b==0) {</text:p>
      <text:p text:style-name="P1"><text:s text:c="2"/>System.out.println("Error! Dividing by zero is not allowed");</text:p>
      <text:p text:style-name="P1"><text:s text:c="4"/>return 0;</text:p>
      <text:p text:style-name="P1"><text:s text:c="2"/>} </text:p>
      <text:p text:style-name="P1"><text:s text:c="2"/>else{</text:p>
      <text:p text:style-name="P1"><text:s text:c="2"/>int remainder=a%b;</text:p>
      <text:p text:style-name="P1"><text:s text:c="2"/>return remainder;</text:p>
      <text:p text:style-name="P1"><text:s text:c="2"/>}</text:p>
      <text:p text:style-name="P1"><text:s text:c="2"/>}</text:p>
      <text:p text:style-name="P1"><text:s/></text:p>
      <text:p text:style-name="P1"><text:s/>public static void main(String[] args){</text:p>
      <text:p text:style-name="P1"><text:s text:c="3"/></text:p>
      <text:p text:style-name="P1"><text:s text:c="3"/>Calculator myCalculator = new Calculator();</text:p>
      <text:p text:style-name="P1"><text:s text:c="3"/>int addition= myCalculator.add(5,7);</text:p>
      <text:p text:style-name="P1"><text:s text:c="3"/></text:p>
      <text:p text:style-name="P1"><text:s text:c="3"/>System.out.println(addition);</text:p>
      <text:p text:style-name="P1"><text:s text:c="3"/>System.out.println(myCalculator.subtract(45,11));</text:p>
      <text:p text:style-name="P1"><text:s text:c="3"/>System.out.println(myCalculator.multiply(5,11));</text:p>
      <text:p text:style-name="P1"><text:s text:c="3"/>System.out.println(myCalculator.modulo(11,5));</text:p>
      <text:p text:style-name="P1"><text:s/></text:p>
      <text:p text:style-name="P1"><text:s/>}</text:p>
      <text:p text:style-name="P1"><text:s text:c="2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13:40:00.123242123</meta:creation-date>
    <dc:date>2016-04-26T13:40:43.582327621</dc:date>
    <meta:editing-duration>P0D</meta:editing-duration>
    <meta:editing-cycles>1</meta:editing-cycles>
    <meta:document-statistic meta:table-count="0" meta:image-count="0" meta:object-count="0" meta:page-count="1" meta:paragraph-count="49" meta:word-count="126" meta:character-count="969" meta:non-whitespace-character-count="809"/>
    <meta:generator>LibreOffice/4.2.8.2$Linux_X86_64 LibreOffice_project/420m0$Build-2</meta:generator>
  </office:meta>
</office:document-meta>
</file>